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268cm" svg:height="0.474cm" svg:x="0.204cm" svg:y="0.011cm" svg:viewBox="0 0 269 475" draw:points="0,404 145,238 0,71 62,0 269,238 62,475">
          <text:p/>
        </draw:polygon>
        <draw:polygon draw:style-name="gr1" draw:text-style-name="P1" draw:layer="layout" svg:width="0.268cm" svg:height="0.474cm" svg:x="0.028cm" svg:y="0.014cm" svg:viewBox="0 0 269 475" draw:points="0,404 145,238 0,71 62,0 269,238 62,47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12T11:04:27.880980000</dc:date>
    <dc:creator>Engelbert Niehaus</dc:creator>
    <meta:editing-duration>PT41S</meta:editing-duration>
    <meta:editing-cycles>1</meta:editing-cycles>
    <meta:document-statistic meta:object-count="2"/>
    <meta:generator>LibreOffice/6.0.6.2$MacOSX_X86_64 LibreOffice_project/0c292870b25a325b5ed35f6b45599d2ea4458e77</meta:generator>
  </office:meta>
</office:document-meta>
</file>